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QueryManager.getQuery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QueryManager.createQuery( String statement ,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QueryManager.getSupportedQueryLangu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QueryManager.ClientQueryManager( Session session , RemoteQueryManager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